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04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0.3681in"/>
    </style:style>
    <style:style style:name="co6" style:family="table-column">
      <style:table-column-properties fo:break-before="auto" style:column-width="0.8862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7374in"/>
    </style:style>
    <style:style style:name="co9" style:family="table-column">
      <style:table-column-properties fo:break-before="auto" style:column-width="1.6917in"/>
    </style:style>
    <style:style style:name="co11" style:family="table-column">
      <style:table-column-properties fo:break-before="auto" style:column-width="0.80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1"/>
        <table:table-column table:style-name="co7" table:default-cell-style-name="ce1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Part name</text:p>
          </table:table-cell>
          <table:table-cell office:value-type="string">
            <text:p>Vendor</text:p>
          </table:table-cell>
          <table:table-cell office:value-type="string">
            <text:p>Vendor part number</text:p>
          </table:table-cell>
          <table:table-cell office:value-type="string">
            <text:p>Qty</text:p>
          </table:table-cell>
          <table:table-cell office:value-type="string">
            <text:p>Cost per unit</text:p>
          </table:table-cell>
          <table:table-cell office:value-type="string">
            <text:p>Total Cost</text:p>
          </table:table-cell>
          <table:table-cell office:value-type="string">
            <text:p>Subtotal</text:p>
          </table:table-cell>
          <table:table-cell office:value-type="string">
            <text:p>Mfg. model number</text:p>
          </table:table-cell>
          <table:table-cell office:value-type="string">
            <text:p>Purchase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Cable labeler: Brother PT-1400</text:p>
          </table:table-cell>
          <table:table-cell office:value-type="string">
            <text:p>Amazon</text:p>
          </table:table-cell>
          <table:table-cell table:style-name="ce3" office:value-type="string">
            <text:p>ASIN: B00011KHPG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88.91">
            <text:p>$88.91</text:p>
          </table:table-cell>
          <table:table-cell table:formula="of:=[.E3]*[.D3]" office:value-type="currency" office:currency="USD" office:value="88.91">
            <text:p>$88.91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Cable labling tape: <text:s/>Brother TZFX251</text:p>
          </table:table-cell>
          <table:table-cell office:value-type="string">
            <text:p>Amazon</text:p>
          </table:table-cell>
          <table:table-cell table:style-name="ce3" office:value-type="string">
            <text:p>ASIN: B0000E6RVX</text:p>
          </table:table-cell>
          <table:table-cell table:style-name="ce8" office:value-type="float" office:value="3">
            <text:p>3</text:p>
          </table:table-cell>
          <table:table-cell office:value-type="currency" office:currency="USD" office:value="18.96">
            <text:p>$18.96</text:p>
          </table:table-cell>
          <table:table-cell table:formula="of:=[.E4]*[.D4]" office:value-type="currency" office:currency="USD" office:value="56.88">
            <text:p>$56.8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Labeler: Brother PT-1290</text:p>
          </table:table-cell>
          <table:table-cell office:value-type="string">
            <text:p>Amazon</text:p>
          </table:table-cell>
          <table:table-cell table:style-name="ce3" office:value-type="string">
            <text:p>ASIN: B002KT1ZX0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7.38">
            <text:p>$17.38</text:p>
          </table:table-cell>
          <table:table-cell table:formula="of:=[.E5]*[.D5]" office:value-type="currency" office:currency="USD" office:value="17.38">
            <text:p>$17.3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Labling tape 1/2”: Brother TZe-231</text:p>
          </table:table-cell>
          <table:table-cell office:value-type="string">
            <text:p>Amazon</text:p>
          </table:table-cell>
          <table:table-cell table:style-name="ce5" office:value-type="string">
            <text:p>ASIN: B004I2IFEO</text:p>
          </table:table-cell>
          <table:table-cell table:style-name="ce9" office:value-type="string">
            <text:p>4</text:p>
          </table:table-cell>
          <table:table-cell office:value-type="currency" office:currency="USD" office:value="11.09">
            <text:p>$11.09</text:p>
          </table:table-cell>
          <table:table-cell table:formula="of:=[.E6]*[.D6]" office:value-type="currency" office:currency="USD" office:value="44.36">
            <text:p>$44.36</text:p>
          </table:table-cell>
          <table:table-cell table:style-name="ce2" table:number-columns-repeated="2"/>
          <table:table-cell office:value-type="string">
            <text:p>XXXXXXX</text:p>
          </table:table-cell>
          <table:table-cell table:style-name="ce2" table:number-columns-repeated="1015"/>
        </table:table-row>
        <table:table-row table:style-name="ro3">
          <table:table-cell table:style-name="ce2" office:value-type="string">
            <text:p>Labling tape 1/4”: Brother TZe-211</text:p>
          </table:table-cell>
          <table:table-cell office:value-type="string">
            <text:p>Amazon</text:p>
          </table:table-cell>
          <table:table-cell table:style-name="ce3" office:value-type="string">
            <text:p>ASIN: B004I2MP6I</text:p>
          </table:table-cell>
          <table:table-cell table:style-name="ce9" office:value-type="string">
            <text:p>1</text:p>
          </table:table-cell>
          <table:table-cell office:value-type="currency" office:currency="USD" office:value="9.62">
            <text:p>$9.62</text:p>
          </table:table-cell>
          <table:table-cell table:formula="of:=[.E7]*[.D7]" office:value-type="currency" office:currency="USD" office:value="9.62">
            <text:p>$9.62</text:p>
          </table:table-cell>
          <table:table-cell table:style-name="ce2" table:number-columns-repeated="2"/>
          <table:table-cell office:value-type="string">
            <text:p>XXXXXXX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Rechargable AA batteries: (8ct)</text:p>
          </table:table-cell>
          <table:table-cell office:value-type="string">
            <text:p>Amazon</text:p>
          </table:table-cell>
          <table:table-cell table:style-name="ce3" office:value-type="string">
            <text:p>ASIN: B004QMXX4S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2.47">
            <text:p>$22.47</text:p>
          </table:table-cell>
          <table:table-cell table:formula="of:=[.E8]*[.D8]" office:value-type="currency" office:currency="USD" office:value="22.47">
            <text:p>$22.47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Rechargable AAA batteries (4ct, 2pack)</text:p>
          </table:table-cell>
          <table:table-cell office:value-type="string">
            <text:p>Amazon</text:p>
          </table:table-cell>
          <table:table-cell table:style-name="ce3" office:value-type="string">
            <text:p>ASIN: B001FWXTLY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2.22">
            <text:p>$22.22</text:p>
          </table:table-cell>
          <table:table-cell table:formula="of:=[.E9]*[.D9]" office:value-type="currency" office:currency="USD" office:value="22.22">
            <text:p>$22.22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attery charger: Energizer CHFC/CHFC2 Universal Charger</text:p>
          </table:table-cell>
          <table:table-cell office:value-type="string">
            <text:p>Amazon</text:p>
          </table:table-cell>
          <table:table-cell table:style-name="ce3" office:value-type="string">
            <text:p>ASIN: B001FWXTK0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6.36">
            <text:p>$26.36</text:p>
          </table:table-cell>
          <table:table-cell table:formula="of:=[.E10]*[.D10]" office:value-type="currency" office:currency="USD" office:value="26.36">
            <text:p>$26.3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Anti seize: Molybdenum Disulfide Grease 10 oz. Tube</text:p>
          </table:table-cell>
          <table:table-cell office:value-type="string">
            <text:p>Amazon</text:p>
          </table:table-cell>
          <table:table-cell table:style-name="ce3" office:value-type="string">
            <text:p>ASIN: B005XA2EQK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table:formula="of:=[.E11]*[.D11]" office:value-type="currency" office:currency="USD" office:value="5.99">
            <text:p>$5.99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Xacto Series #1 knife</text:p>
          </table:table-cell>
          <table:table-cell office:value-type="string">
            <text:p>Amazon</text:p>
          </table:table-cell>
          <table:table-cell table:style-name="ce3" office:value-type="string">
            <text:p>ASIN: B005KRSWM6</text:p>
          </table:table-cell>
          <table:table-cell table:style-name="ce8" office:value-type="float" office:value="2">
            <text:p>2</text:p>
          </table:table-cell>
          <table:table-cell office:value-type="currency" office:currency="USD" office:value="3.99">
            <text:p>$3.99</text:p>
          </table:table-cell>
          <table:table-cell table:formula="of:=[.E12]*[.D12]" office:value-type="currency" office:currency="USD" office:value="7.98">
            <text:p>$7.9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Nitrile gloves: purple, large</text:p>
          </table:table-cell>
          <table:table-cell office:value-type="string">
            <text:p>Amazon</text:p>
          </table:table-cell>
          <table:table-cell table:style-name="ce3" office:value-type="string">
            <text:p>ASIN: B001TQDTA2</text:p>
          </table:table-cell>
          <table:table-cell table:style-name="ce8" office:value-type="float" office:value="4">
            <text:p>4</text:p>
          </table:table-cell>
          <table:table-cell office:value-type="currency" office:currency="USD" office:value="13.92">
            <text:p>$13.92</text:p>
          </table:table-cell>
          <table:table-cell table:formula="of:=[.E13]*[.D13]" office:value-type="currency" office:currency="USD" office:value="55.68">
            <text:p>$55.6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formula="of:=SUM([.F3:.F13])" office:value-type="currency" office:currency="USD" office:value="357.85">
            <text:p>$357.85</text:p>
          </table:table-cell>
          <table:table-cell table:number-columns-repeated="1017"/>
        </table:table-row>
        <table:table-row table:style-name="ro3">
          <table:table-cell office:value-type="string">
            <text:p>Zip ties: 18”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7130K49">7130K49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2.08">
            <text:p>$12.08</text:p>
          </table:table-cell>
          <table:table-cell table:formula="of:=[.E15]*[.D15]" office:value-type="currency" office:currency="USD" office:value="12.08">
            <text:p>$12.0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Zip ties: Assortment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80005K1">80005K1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9.7">
            <text:p>$19.70</text:p>
          </table:table-cell>
          <table:table-cell table:formula="of:=[.E16]*[.D16]" office:value-type="currency" office:currency="USD" office:value="19.7">
            <text:p>$19.7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Power strips: 6 outlet, 15'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7361K48">7361K48</text:a></text:p>
          </table:table-cell>
          <table:table-cell table:style-name="ce8" office:value-type="float" office:value="4">
            <text:p>4</text:p>
          </table:table-cell>
          <table:table-cell office:value-type="currency" office:currency="USD" office:value="35.1">
            <text:p>$35.10</text:p>
          </table:table-cell>
          <table:table-cell table:formula="of:=[.E17]*[.D17]" office:value-type="currency" office:currency="USD" office:value="140.4">
            <text:p>$140.4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Extension cords: 25'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7438K32">7438K32</text:a></text:p>
          </table:table-cell>
          <table:table-cell table:style-name="ce8" office:value-type="float" office:value="4">
            <text:p>4</text:p>
          </table:table-cell>
          <table:table-cell office:value-type="currency" office:currency="USD" office:value="12.71">
            <text:p>$12.71</text:p>
          </table:table-cell>
          <table:table-cell table:formula="of:=[.E18]*[.D18]" office:value-type="currency" office:currency="USD" office:value="50.84">
            <text:p>$50.84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lectrician's scissors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3890A14">3890A14</text:a></text:p>
          </table:table-cell>
          <table:table-cell table:style-name="ce10" office:value-type="float" office:value="1">
            <text:p>1</text:p>
          </table:table-cell>
          <table:table-cell office:value-type="currency" office:currency="USD" office:value="12.88">
            <text:p>$12.88</text:p>
          </table:table-cell>
          <table:table-cell table:formula="of:=[.E19]*[.D19]" office:value-type="currency" office:currency="USD" office:value="12.88">
            <text:p>$12.8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ini ball-point hex driver set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7268A66">7268A66</text:a></text:p>
          </table:table-cell>
          <table:table-cell table:style-name="ce10" office:value-type="float" office:value="1">
            <text:p>1</text:p>
          </table:table-cell>
          <table:table-cell office:value-type="currency" office:currency="USD" office:value="30.76">
            <text:p>$30.76</text:p>
          </table:table-cell>
          <table:table-cell table:formula="of:=[.E20]*[.D20]" office:value-type="currency" office:currency="USD" office:value="30.76">
            <text:p>$30.7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achinist rule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2042A72">2042A72</text:a></text:p>
          </table:table-cell>
          <table:table-cell table:style-name="ce10" office:value-type="float" office:value="1">
            <text:p>1</text:p>
          </table:table-cell>
          <table:table-cell office:value-type="currency" office:currency="USD" office:value="8.9">
            <text:p>$8.90</text:p>
          </table:table-cell>
          <table:table-cell table:formula="of:=[.E21]*[.D21]" office:value-type="currency" office:currency="USD" office:value="8.9">
            <text:p>$8.9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Multimeter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7093K82">7093K82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69.95">
            <text:p>$269.95</text:p>
          </table:table-cell>
          <table:table-cell table:formula="of:=[.E22]*[.D22]" office:value-type="currency" office:currency="USD" office:value="269.95">
            <text:p>$269.95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Multimeter leads: 48” Banana Plug Alligator Clip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6927K42">6927K42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6.79">
            <text:p>$6.79</text:p>
          </table:table-cell>
          <table:table-cell table:formula="of:=[.E23]*[.D23]" office:value-type="currency" office:currency="USD" office:value="6.79">
            <text:p>$6.79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Multimeter leads: 48” Double Banana Plug Retractable Hooks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6927K96">6927K96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1.02">
            <text:p>$21.02</text:p>
          </table:table-cell>
          <table:table-cell table:formula="of:=[.E24]*[.D24]" office:value-type="currency" office:currency="USD" office:value="21.02">
            <text:p>$21.02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Multi-Event digital timer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12525T2">12525T2</text:a></text:p>
          </table:table-cell>
          <table:table-cell table:style-name="ce8" office:value-type="float" office:value="3">
            <text:p>3</text:p>
          </table:table-cell>
          <table:table-cell office:value-type="currency" office:currency="USD" office:value="22.95">
            <text:p>$22.95</text:p>
          </table:table-cell>
          <table:table-cell table:formula="of:=[.E25]*[.D25]" office:value-type="currency" office:currency="USD" office:value="68.85">
            <text:p>$68.85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Test lead hanger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6938K67">6938K67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1.56">
            <text:p>$11.56</text:p>
          </table:table-cell>
          <table:table-cell table:formula="of:=[.E26]*[.D26]" office:value-type="currency" office:currency="USD" office:value="11.56">
            <text:p>$11.5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office:value-type="string">
            <text:p>Micro swab: cleanroom class 1000 compatible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#6111T2">6111T2</text:a>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53.16">
            <text:p>$53.16</text:p>
          </table:table-cell>
          <table:table-cell table:formula="of:=[.E27]*[.D27]" office:value-type="currency" office:currency="USD" office:value="53.16">
            <text:p>$53.1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olyurethane coiled tubing: 1/4”OD, 10' extended length, green</text:p>
          </table:table-cell>
          <table:table-cell office:value-type="string">
            <text:p>McMaster-Carr</text:p>
          </table:table-cell>
          <table:table-cell table:style-name="ce5" office:value-type="string">
            <text:p><text:a xlink:href="http://www.mcmaster.com/param/asp/psearch.asp?FAM=tubing&amp;FT_138=129883&amp;FT_3498=168544&amp;FT_3916=169197&amp;FT_1290=49290&amp;FT_136=2871&amp;FT_3739=182933&amp;ppe=2&amp;session=tubing%3B138%3D129883%3B3498%3D168544%3B3916%3D169197%3B1290%3D49290;M;I">9148T124</text:a></text:p>
          </table:table-cell>
          <table:table-cell table:style-name="ce10" office:value-type="float" office:value="1">
            <text:p>1</text:p>
          </table:table-cell>
          <table:table-cell office:value-type="currency" office:currency="USD" office:value="6.23">
            <text:p>$6.23</text:p>
          </table:table-cell>
          <table:table-cell table:formula="of:=[.E28]*[.D28]" office:value-type="currency" office:currency="USD" office:value="6.23">
            <text:p>$6.23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Choose-A-Color Flexible Nylon Tubing .093" ID, 1/8" OD, .016" Wall Thickness, Green</text:p>
          </table:table-cell>
          <table:table-cell office:value-type="string">
            <text:p>McMaster-Carr</text:p>
          </table:table-cell>
          <table:table-cell table:style-name="ce5" office:value-type="string">
            <text:p>5635K51</text:p>
          </table:table-cell>
          <table:table-cell table:style-name="ce10"/>
          <table:table-cell table:number-columns-repeated="5"/>
          <table:table-cell office:value-type="string">
            <text:p>Compressed N2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Choose-A-Color Flexible Nylon Tubing .180" ID, 1/4" OD, .035" Wall Thickness, Green</text:p>
          </table:table-cell>
          <table:table-cell office:value-type="string">
            <text:p>McMaster-Carr</text:p>
          </table:table-cell>
          <table:table-cell table:style-name="ce5" office:value-type="string">
            <text:p>5635K53</text:p>
          </table:table-cell>
          <table:table-cell table:style-name="ce10"/>
          <table:table-cell table:number-columns-repeated="5"/>
          <table:table-cell office:value-type="string">
            <text:p>Compressed N2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Choose-A-Color Flexible Nylon Tubing .275" ID, 3/8" OD, .050" Wall Thickness, Green</text:p>
          </table:table-cell>
          <table:table-cell office:value-type="string">
            <text:p>McMaster-Carr</text:p>
          </table:table-cell>
          <table:table-cell table:style-name="ce5" office:value-type="string">
            <text:p>5635K54</text:p>
          </table:table-cell>
          <table:table-cell table:style-name="ce10"/>
          <table:table-cell table:number-columns-repeated="5"/>
          <table:table-cell office:value-type="string">
            <text:p>Compressed N2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elf-Retracting Nylon Tubing 1-3/4" Coil OD, .170" ID, 1/4" OD, Green, 12" L</text:p>
          </table:table-cell>
          <table:table-cell office:value-type="string">
            <text:p>McMaster-Carr</text:p>
          </table:table-cell>
          <table:table-cell table:style-name="ce5" office:value-type="string">
            <text:p>5040K443</text:p>
          </table:table-cell>
          <table:table-cell table:style-name="ce10"/>
          <table:table-cell table:number-columns-repeated="5"/>
          <table:table-cell office:value-type="string">
            <text:p>Compressed N2 for use with gun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Choose-A-Color Flexible Nylon Tubing .180" ID, 1/4" OD, .035" Wall Thickness, White</text:p>
          </table:table-cell>
          <table:table-cell office:value-type="string">
            <text:p>McMaster-Carr</text:p>
          </table:table-cell>
          <table:table-cell table:style-name="ce5" office:value-type="string">
            <text:p>5548K75</text:p>
          </table:table-cell>
          <table:table-cell table:style-name="ce10"/>
          <table:table-cell table:number-columns-repeated="5"/>
          <table:table-cell office:value-type="string">
            <text:p>Wa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Choose-A-Color Flexible Nylon Tubing .305" ID, 3/8" OD, .035" Wall, White</text:p>
          </table:table-cell>
          <table:table-cell office:value-type="string">
            <text:p>McMaster-Carr</text:p>
          </table:table-cell>
          <table:table-cell table:style-name="ce5" office:value-type="string">
            <text:p>5548K934</text:p>
          </table:table-cell>
          <table:table-cell table:style-name="ce10"/>
          <table:table-cell table:number-columns-repeated="5"/>
          <table:table-cell office:value-type="string">
            <text:p>Wa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istol-Grip Blowgun Deluxe Model W/Vinyl Grip &amp; Aluminum Body</text:p>
          </table:table-cell>
          <table:table-cell office:value-type="string">
            <text:p>McMaster-Carr</text:p>
          </table:table-cell>
          <table:table-cell table:style-name="ce5" office:value-type="string">
            <text:p>5668K11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3" office:value-type="string">
            <text:p>Clean Room Bag Press-to-Close, 4 MIL, 8" Width X 10" Height, packs of 25</text:p>
          </table:table-cell>
          <table:table-cell office:value-type="string">
            <text:p>McMaster-Carr</text:p>
          </table:table-cell>
          <table:table-cell table:style-name="ce5" office:value-type="string">
            <text:p>4896T8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3" office:value-type="string">
            <text:p>Clean Room Bag Press-to-Close, 4 MIL, 6" Width X 8" Height, packs of 50</text:p>
          </table:table-cell>
          <table:table-cell office:value-type="string">
            <text:p>McMaster-Carr</text:p>
          </table:table-cell>
          <table:table-cell table:style-name="ce5" office:value-type="string">
            <text:p>4896T7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3" office:value-type="string">
            <text:p>Heavy Duty Mobile Quick-Adjust Wire Shelving Chrome-Plated, 36" W X 61-1/8" H X 18" D</text:p>
          </table:table-cell>
          <table:table-cell office:value-type="string">
            <text:p>McMaster-Carr</text:p>
          </table:table-cell>
          <table:table-cell table:style-name="ce5" office:value-type="string">
            <text:p>4184T432</text:p>
          </table:table-cell>
          <table:table-cell table:style-name="ce10"/>
          <table:table-cell table:number-columns-repeated="4"/>
          <table:table-cell office:value-type="string">
            <text:p>XXXXXXX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xtra Shelves</text:p>
          </table:table-cell>
          <table:table-cell office:value-type="string">
            <text:p>McMaster-Carr</text:p>
          </table:table-cell>
          <table:table-cell table:style-name="ce5" office:value-type="string">
            <text:p>4092T512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>
            <text:p>Corrugated Sheet 24" Width X 48" Length, Polypropylene</text:p>
          </table:table-cell>
          <table:table-cell office:value-type="string">
            <text:p>McMaster-Carr</text:p>
          </table:table-cell>
          <table:table-cell table:style-name="ce5" office:value-type="string">
            <text:p>20585T27</text:p>
          </table:table-cell>
          <table:table-cell table:style-name="ce10"/>
          <table:table-cell table:number-columns-repeated="5"/>
          <table:table-cell office:value-type="string">
            <text:p>Put on wire shelves to make a flat surfac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/>
          <table:table-cell table:style-name="ce1"/>
          <table:table-cell table:formula="of:=SUM([.F15:.F28])" office:value-type="currency" office:currency="USD" office:value="713.12">
            <text:p>$713.12</text:p>
          </table:table-cell>
          <table:table-cell table:number-columns-repeated="1017"/>
        </table:table-row>
        <table:table-row table:style-name="ro2">
          <table:table-cell office:value-type="string">
            <text:p>Bin box: blue 17-7/8”d, 4-1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4</text:p>
          </table:table-cell>
          <table:table-cell table:style-name="ce8" office:value-type="float" office:value="10">
            <text:p>10</text:p>
          </table:table-cell>
          <table:table-cell office:value-type="currency" office:currency="USD" office:value="3.2">
            <text:p>$3.20</text:p>
          </table:table-cell>
          <table:table-cell table:formula="of:=[.E42]*[.D42]" office:value-type="currency" office:currency="USD" office:value="32">
            <text:p>$32.0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in box divider: 4-3/16”w</text:p>
          </table:table-cell>
          <table:table-cell office:value-type="string">
            <text:p>Grainger</text:p>
          </table:table-cell>
          <table:table-cell table:style-name="ce3" office:value-type="string">
            <text:p>3A563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0.46">
            <text:p>$10.46</text:p>
          </table:table-cell>
          <table:table-cell table:formula="of:=[.E43]*[.D43]" office:value-type="currency" office:currency="USD" office:value="10.46">
            <text:p>$10.4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in cup: 3-1/4”l, 2”w, 3”h</text:p>
          </table:table-cell>
          <table:table-cell office:value-type="string">
            <text:p>Grainger</text:p>
          </table:table-cell>
          <table:table-cell table:style-name="ce3" office:value-type="string">
            <text:p>4TJ75</text:p>
          </table:table-cell>
          <table:table-cell table:style-name="ce8" office:value-type="float" office:value="40">
            <text:p>40</text:p>
          </table:table-cell>
          <table:table-cell office:value-type="currency" office:currency="USD" office:value="0.64">
            <text:p>$0.64</text:p>
          </table:table-cell>
          <table:table-cell table:formula="of:=[.E44]*[.D44]" office:value-type="currency" office:currency="USD" office:value="25.6">
            <text:p>$25.60</text:p>
          </table:table-cell>
          <table:table-cell table:number-columns-repeated="1018"/>
        </table:table-row>
        <table:table-row table:style-name="ro2">
          <table:table-cell office:value-type="string">
            <text:p>Bin box: blue 17-7/8”d, 6-5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5</text:p>
          </table:table-cell>
          <table:table-cell table:style-name="ce8" office:value-type="float" office:value="5">
            <text:p>5</text:p>
          </table:table-cell>
          <table:table-cell table:style-name="ce12" office:value-type="currency" office:currency="USD" office:value="4.5">
            <text:p>$4.50</text:p>
          </table:table-cell>
          <table:table-cell table:formula="of:=[.E45]*[.D45]" office:value-type="currency" office:currency="USD" office:value="22.5">
            <text:p>$22.5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in box divider: 6-5/8”w</text:p>
          </table:table-cell>
          <table:table-cell office:value-type="string">
            <text:p>Grainger</text:p>
          </table:table-cell>
          <table:table-cell table:style-name="ce3" office:value-type="string">
            <text:p>3A564</text:p>
          </table:table-cell>
          <table:table-cell table:style-name="ce8" office:value-type="float" office:value="1">
            <text:p>1</text:p>
          </table:table-cell>
          <table:table-cell table:style-name="ce12" office:value-type="currency" office:currency="USD" office:value="11.55">
            <text:p>$11.55</text:p>
          </table:table-cell>
          <table:table-cell table:formula="of:=[.E46]*[.D46]" office:value-type="currency" office:currency="USD" office:value="11.55">
            <text:p>$11.55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in box: blue 17-7/8”d, 11-1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7</text:p>
          </table:table-cell>
          <table:table-cell table:style-name="ce8" office:value-type="float" office:value="5">
            <text:p>5</text:p>
          </table:table-cell>
          <table:table-cell office:value-type="currency" office:currency="USD" office:value="9.3">
            <text:p>$9.30</text:p>
          </table:table-cell>
          <table:table-cell table:formula="of:=[.E47]*[.D47]" office:value-type="currency" office:currency="USD" office:value="46.5">
            <text:p>$46.5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Milk crate box: mesh wall 15-3/4”d, 11-3/4”w 8-1/4”h</text:p>
          </table:table-cell>
          <table:table-cell office:value-type="string">
            <text:p>Grainger</text:p>
          </table:table-cell>
          <table:table-cell table:style-name="ce3" office:value-type="string">
            <text:p>5YN05</text:p>
          </table:table-cell>
          <table:table-cell table:style-name="ce8" office:value-type="float" office:value="3">
            <text:p>3</text:p>
          </table:table-cell>
          <table:table-cell office:value-type="currency" office:currency="USD" office:value="16.15">
            <text:p>$16.15</text:p>
          </table:table-cell>
          <table:table-cell table:formula="of:=[.E48]*[.D48]" office:value-type="currency" office:currency="USD" office:value="48.45">
            <text:p>$48.45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Milk crate box: solid wall <text:s/>15-3/4”d, 11-3/4”w 8-1/4”h</text:p>
          </table:table-cell>
          <table:table-cell office:value-type="string">
            <text:p>Grainger</text:p>
          </table:table-cell>
          <table:table-cell table:style-name="ce3" office:value-type="string">
            <text:p>5YN07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17.18">
            <text:p>$17.18</text:p>
          </table:table-cell>
          <table:table-cell table:formula="of:=[.E49]*[.D49]" office:value-type="currency" office:currency="USD" office:value="17.18">
            <text:p>$17.18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Plastic Bin: 6-1/8"d, 6-1/8"w, 3-3/4"h</text:p>
          </table:table-cell>
          <table:table-cell office:value-type="string">
            <text:p>Grainger</text:p>
          </table:table-cell>
          <table:table-cell table:style-name="ce4" office:value-type="string">
            <text:p>2Q108</text:p>
          </table:table-cell>
          <table:table-cell table:style-name="ce8" office:value-type="float" office:value="10">
            <text:p>10</text:p>
          </table:table-cell>
          <table:table-cell office:value-type="currency" office:currency="USD" office:value="4.95">
            <text:p>$4.95</text:p>
          </table:table-cell>
          <table:table-cell table:formula="of:=[.E50]*[.D50]" office:value-type="currency" office:currency="USD" office:value="49.5">
            <text:p>$49.50</text:p>
          </table:table-cell>
          <table:table-cell table:number-columns-repeated="3"/>
          <table:table-cell office:value-type="string">
            <text:p>Good for lab bench cabinets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Plastic Bin: 6-1/8"d, 3"w, 2-1/8"h</text:p>
          </table:table-cell>
          <table:table-cell office:value-type="string">
            <text:p>Grainger</text:p>
          </table:table-cell>
          <table:table-cell table:style-name="ce3" office:value-type="string">
            <text:p>2Q100</text:p>
          </table:table-cell>
          <table:table-cell table:style-name="ce8" office:value-type="float" office:value="5">
            <text:p>5</text:p>
          </table:table-cell>
          <table:table-cell office:value-type="currency" office:currency="USD" office:value="2.67">
            <text:p>$2.67</text:p>
          </table:table-cell>
          <table:table-cell table:formula="of:=[.E51]*[.D51]" office:value-type="currency" office:currency="USD" office:value="13.35">
            <text:p>$13.35</text:p>
          </table:table-cell>
          <table:table-cell table:number-columns-repeated="3"/>
          <table:table-cell office:value-type="string">
            <text:p>Good for lab bench cabinets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8"/>
          <table:table-cell table:number-columns-repeated="2"/>
          <table:table-cell table:formula="of:=SUM([.F42:.F51])" office:value-type="currency" office:currency="USD" office:value="277.09">
            <text:p>$277.09</text:p>
          </table:table-cell>
          <table:table-cell table:number-columns-repeated="1017"/>
        </table:table-row>
        <table:table-row table:style-name="ro2">
          <table:table-cell office:value-type="string">
            <text:p>Kobalt 4-1/2" Wire Stripper</text:p>
          </table:table-cell>
          <table:table-cell office:value-type="string">
            <text:p>Lowes</text:p>
          </table:table-cell>
          <table:table-cell office:value-type="float" office:value="284156">
            <text:p>28415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2.68">
            <text:p>$12.68</text:p>
          </table:table-cell>
          <table:table-cell table:style-name="ce1" table:formula="of:=[.E53]*[.D53]" office:value-type="currency" office:currency="USD" office:value="12.68">
            <text:p>$12.68</text:p>
          </table:table-cell>
          <table:table-cell/>
          <table:table-cell office:value-type="string">
            <text:p>Model#:53037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Quick Open Retractable Knife</text:p>
          </table:table-cell>
          <table:table-cell office:value-type="string">
            <text:p>Lowes</text:p>
          </table:table-cell>
          <table:table-cell office:value-type="float" office:value="240816">
            <text:p>24081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5.18">
            <text:p>$5.18</text:p>
          </table:table-cell>
          <table:table-cell table:style-name="ce1" table:formula="of:=[.E54]*[.D54]" office:value-type="currency" office:currency="USD" office:value="5.18">
            <text:p>$5.18</text:p>
          </table:table-cell>
          <table:table-cell/>
          <table:table-cell office:value-type="string">
            <text:p>Model#:50074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5-Piece Pliers Set</text:p>
          </table:table-cell>
          <table:table-cell office:value-type="string">
            <text:p>Lowes</text:p>
          </table:table-cell>
          <table:table-cell office:value-type="float" office:value="253677">
            <text:p>253677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4.98">
            <text:p>$24.98</text:p>
          </table:table-cell>
          <table:table-cell table:style-name="ce1" table:formula="of:=[.E55]*[.D55]" office:value-type="currency" office:currency="USD" office:value="24.98">
            <text:p>$24.98</text:p>
          </table:table-cell>
          <table:table-cell/>
          <table:table-cell office:value-type="string">
            <text:p>Model#:50954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5'L Rubber Grip Tape Measure</text:p>
          </table:table-cell>
          <table:table-cell office:value-type="string">
            <text:p>Lowes</text:p>
          </table:table-cell>
          <table:table-cell office:value-type="float" office:value="309020">
            <text:p>30902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5.18">
            <text:p>$15.18</text:p>
          </table:table-cell>
          <table:table-cell table:style-name="ce1" table:formula="of:=[.E56]*[.D56]" office:value-type="currency" office:currency="USD" office:value="15.18">
            <text:p>$15.18</text:p>
          </table:table-cell>
          <table:table-cell/>
          <table:table-cell office:value-type="string">
            <text:p>Model#:KBSS11425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6-Piece Mini Pliers Set</text:p>
          </table:table-cell>
          <table:table-cell office:value-type="string">
            <text:p>Lowes</text:p>
          </table:table-cell>
          <table:table-cell office:value-type="float" office:value="253678">
            <text:p>253678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0.88">
            <text:p>$20.88</text:p>
          </table:table-cell>
          <table:table-cell table:style-name="ce1" table:formula="of:=[.E57]*[.D57]" office:value-type="currency" office:currency="USD" office:value="20.88">
            <text:p>$20.88</text:p>
          </table:table-cell>
          <table:table-cell/>
          <table:table-cell office:value-type="string">
            <text:p>Model#:50516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11-Piece SAE Combination Wrench Set</text:p>
          </table:table-cell>
          <table:table-cell office:value-type="string">
            <text:p>Lowes</text:p>
          </table:table-cell>
          <table:table-cell office:value-type="float" office:value="338603">
            <text:p>33860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9.97">
            <text:p>$39.97</text:p>
          </table:table-cell>
          <table:table-cell table:style-name="ce1" table:formula="of:=[.E58]*[.D58]" office:value-type="currency" office:currency="USD" office:value="39.97">
            <text:p>$39.97</text:p>
          </table:table-cell>
          <table:table-cell/>
          <table:table-cell office:value-type="string">
            <text:p>Model#:85550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11-Piece Metric Combination Wrench Set</text:p>
          </table:table-cell>
          <table:table-cell office:value-type="string">
            <text:p>Lowes</text:p>
          </table:table-cell>
          <table:table-cell office:value-type="float" office:value="338600">
            <text:p>33860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9.97">
            <text:p>$39.97</text:p>
          </table:table-cell>
          <table:table-cell table:style-name="ce1" table:formula="of:=[.E59]*[.D59]" office:value-type="currency" office:currency="USD" office:value="39.97">
            <text:p>$39.97</text:p>
          </table:table-cell>
          <table:table-cell/>
          <table:table-cell office:value-type="string">
            <text:p>Model#:85551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Kobalt 12 Point Standard Combination Wrench 1-1/8"</text:p>
          </table:table-cell>
          <table:table-cell office:value-type="string">
            <text:p>Lowes</text:p>
          </table:table-cell>
          <table:table-cell table:style-name="ce3" office:value-type="float" office:value="337653">
            <text:p>337653</text:p>
          </table:table-cell>
          <table:table-cell table:style-name="ce1" office:value-type="float" office:value="2">
            <text:p>2</text:p>
          </table:table-cell>
          <table:table-cell office:value-type="currency" office:currency="USD" office:value="25.47">
            <text:p>$25.47</text:p>
          </table:table-cell>
          <table:table-cell table:style-name="ce1" table:formula="of:=[.E60]*[.D60]" office:value-type="currency" office:currency="USD" office:value="50.94">
            <text:p>$50.94</text:p>
          </table:table-cell>
          <table:table-cell/>
          <table:table-cell table:style-name="ce3" office:value-type="string">
            <text:p>Model #: 85619</text:p>
          </table:table-cell>
          <table:table-cell office:value-type="string">
            <text:p>XXXXXXX</text:p>
          </table:table-cell>
          <table:table-cell office:value-type="string">
            <text:p>Gas bottle, Cryo He line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Kobalt 12 Point Standard Combination Wrench 1-3/16"</text:p>
          </table:table-cell>
          <table:table-cell office:value-type="string">
            <text:p>Lowes</text:p>
          </table:table-cell>
          <table:table-cell table:style-name="ce3" office:value-type="float" office:value="337654">
            <text:p>337654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7.47">
            <text:p>$27.47</text:p>
          </table:table-cell>
          <table:table-cell table:style-name="ce1" table:formula="of:=[.E61]*[.D61]" office:value-type="currency" office:currency="USD" office:value="27.47">
            <text:p>$27.47</text:p>
          </table:table-cell>
          <table:table-cell/>
          <table:table-cell table:style-name="ce3" office:value-type="string">
            <text:p>Model #:85620</text:p>
          </table:table-cell>
          <table:table-cell/>
          <table:table-cell office:value-type="string">
            <text:p>Cryo He line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Kobalt 8" Chrome Vanadium Adjustable Wrench</text:p>
          </table:table-cell>
          <table:table-cell office:value-type="string">
            <text:p>Lowes</text:p>
          </table:table-cell>
          <table:table-cell table:style-name="ce3" office:value-type="float" office:value="18446">
            <text:p>1844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9.98">
            <text:p>$9.98</text:p>
          </table:table-cell>
          <table:table-cell table:style-name="ce1" table:formula="of:=[.E62]*[.D62]" office:value-type="currency" office:currency="USD" office:value="9.98">
            <text:p>$9.98</text:p>
          </table:table-cell>
          <table:table-cell/>
          <table:table-cell table:style-name="ce3" office:value-type="string">
            <text:p>Model #: 50215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0-Piece Screwdriver Set with Plastic Handles</text:p>
          </table:table-cell>
          <table:table-cell office:value-type="string">
            <text:p>Lowes</text:p>
          </table:table-cell>
          <table:table-cell office:value-type="float" office:value="189990">
            <text:p>18999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9.98">
            <text:p>$19.98</text:p>
          </table:table-cell>
          <table:table-cell table:style-name="ce1" table:formula="of:=[.E63]*[.D63]" office:value-type="currency" office:currency="USD" office:value="19.98">
            <text:p>$19.98</text:p>
          </table:table-cell>
          <table:table-cell/>
          <table:table-cell office:value-type="string">
            <text:p>Model#:324GC20K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60-Piece Flat End Composite Hex-Torx Key Set</text:p>
          </table:table-cell>
          <table:table-cell office:value-type="string">
            <text:p>Lowes</text:p>
          </table:table-cell>
          <table:table-cell office:value-type="float" office:value="349015">
            <text:p>349015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9.98">
            <text:p>$29.98</text:p>
          </table:table-cell>
          <table:table-cell table:style-name="ce1" table:formula="of:=[.E64]*[.D64]" office:value-type="currency" office:currency="USD" office:value="29.98">
            <text:p>$29.98</text:p>
          </table:table-cell>
          <table:table-cell/>
          <table:table-cell office:value-type="string">
            <text:p>Model#:SF260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10 Piece Screwdriver Set</text:p>
          </table:table-cell>
          <table:table-cell office:value-type="string">
            <text:p>Lowes</text:p>
          </table:table-cell>
          <table:table-cell office:value-type="float" office:value="239462">
            <text:p>239462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3.58">
            <text:p>$13.58</text:p>
          </table:table-cell>
          <table:table-cell table:style-name="ce1" table:formula="of:=[.E65]*[.D65]" office:value-type="currency" office:currency="USD" office:value="13.58">
            <text:p>$13.58</text:p>
          </table:table-cell>
          <table:table-cell/>
          <table:table-cell office:value-type="string">
            <text:p>Model#:60363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27-Piece Standard/Metric Mechanics Tool Set</text:p>
          </table:table-cell>
          <table:table-cell office:value-type="string">
            <text:p>Lowes</text:p>
          </table:table-cell>
          <table:table-cell office:value-type="float" office:value="338518">
            <text:p>338518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99.98">
            <text:p>$199.98</text:p>
          </table:table-cell>
          <table:table-cell table:style-name="ce1" table:formula="of:=[.E66]*[.D66]" office:value-type="currency" office:currency="USD" office:value="199.98">
            <text:p>$199.98</text:p>
          </table:table-cell>
          <table:table-cell/>
          <table:table-cell office:value-type="string">
            <text:p>Model#:85183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ESSEY 1" Clamp</text:p>
          </table:table-cell>
          <table:table-cell office:value-type="string">
            <text:p>Lowes</text:p>
          </table:table-cell>
          <table:table-cell office:value-type="float" office:value="215705">
            <text:p>215705</text:p>
          </table:table-cell>
          <table:table-cell table:style-name="ce1" office:value-type="float" office:value="2">
            <text:p>2</text:p>
          </table:table-cell>
          <table:table-cell office:value-type="currency" office:currency="USD" office:value="11.98">
            <text:p>$11.98</text:p>
          </table:table-cell>
          <table:table-cell table:style-name="ce1" table:formula="of:=[.E67]*[.D67]" office:value-type="currency" office:currency="USD" office:value="23.96">
            <text:p>$23.96</text:p>
          </table:table-cell>
          <table:table-cell/>
          <table:table-cell office:value-type="string">
            <text:p>Model#:GSCC2.512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14-Piece SAE/Metric T-Handle Hex Wrenches</text:p>
          </table:table-cell>
          <table:table-cell office:value-type="string">
            <text:p>Lowes</text:p>
          </table:table-cell>
          <table:table-cell office:value-type="float" office:value="239366">
            <text:p>23936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3.78">
            <text:p>$23.78</text:p>
          </table:table-cell>
          <table:table-cell table:style-name="ce1" table:formula="of:=[.E68]*[.D68]" office:value-type="currency" office:currency="USD" office:value="23.78">
            <text:p>$23.78</text:p>
          </table:table-cell>
          <table:table-cell/>
          <table:table-cell office:value-type="string">
            <text:p>Model #: 239366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6" Metric and SAE Caliper</text:p>
          </table:table-cell>
          <table:table-cell office:value-type="string">
            <text:p>Lowes</text:p>
          </table:table-cell>
          <table:table-cell office:value-type="float" office:value="293883">
            <text:p>29388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8.58">
            <text:p>$28.58</text:p>
          </table:table-cell>
          <table:table-cell table:style-name="ce1" table:formula="of:=[.E69]*[.D69]" office:value-type="currency" office:currency="USD" office:value="28.58">
            <text:p>$28.58</text:p>
          </table:table-cell>
          <table:table-cell/>
          <table:table-cell office:value-type="string">
            <text:p>Model#:53247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-Piece Mirror Magnetic Pick-Up</text:p>
          </table:table-cell>
          <table:table-cell office:value-type="string">
            <text:p>Lowes</text:p>
          </table:table-cell>
          <table:table-cell office:value-type="float" office:value="270881">
            <text:p>270881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0.38">
            <text:p>$10.38</text:p>
          </table:table-cell>
          <table:table-cell table:style-name="ce1" table:formula="of:=[.E70]*[.D70]" office:value-type="currency" office:currency="USD" office:value="10.38">
            <text:p>$10.38</text:p>
          </table:table-cell>
          <table:table-cell/>
          <table:table-cell office:value-type="string">
            <text:p>Model#:60762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Task Force 16 Oz. Rubber Mallet</text:p>
          </table:table-cell>
          <table:table-cell office:value-type="string">
            <text:p>Lowes</text:p>
          </table:table-cell>
          <table:table-cell office:value-type="float" office:value="52651">
            <text:p>52651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4.97">
            <text:p>$4.97</text:p>
          </table:table-cell>
          <table:table-cell table:style-name="ce1" table:formula="of:=[.E71]*[.D71]" office:value-type="currency" office:currency="USD" office:value="4.97">
            <text:p>$4.97</text:p>
          </table:table-cell>
          <table:table-cell/>
          <table:table-cell office:value-type="string">
            <text:p>Model #: 60452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6-Drawer 27" Steel Tool Cabinet (Black)</text:p>
          </table:table-cell>
          <table:table-cell office:value-type="string">
            <text:p>Lowes</text:p>
          </table:table-cell>
          <table:table-cell office:value-type="float" office:value="351099">
            <text:p>351099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40">
            <text:p>$340.00</text:p>
          </table:table-cell>
          <table:table-cell table:style-name="ce1" table:formula="of:=[.E72]*[.D72]" office:value-type="currency" office:currency="USD" office:value="340">
            <text:p>$340.00</text:p>
          </table:table-cell>
          <table:table-cell/>
          <table:table-cell office:value-type="string">
            <text:p>Model#:PCRC220-11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Kobalt 5-Drawer 27" Steel Tool Chest (Black)</text:p>
          </table:table-cell>
          <table:table-cell office:value-type="string">
            <text:p>Lowes</text:p>
          </table:table-cell>
          <table:table-cell table:style-name="ce3" office:value-type="float" office:value="274213">
            <text:p>27421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30">
            <text:p>$230.00</text:p>
          </table:table-cell>
          <table:table-cell table:style-name="ce1" table:formula="of:=[.E73]*[.D73]" office:value-type="currency" office:currency="USD" office:value="230">
            <text:p>$230.00</text:p>
          </table:table-cell>
          <table:table-cell/>
          <table:table-cell office:value-type="string">
            <text:p>Model #: LWK2PD07-TP05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Kobalt Custom Fitted Drawer Liners for 6 Drawer 27 x 18" Rolling Cart</text:p>
          </table:table-cell>
          <table:table-cell office:value-type="string">
            <text:p>Lowes</text:p>
          </table:table-cell>
          <table:table-cell table:style-name="ce3" office:value-type="float" office:value="380589">
            <text:p>380589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44.81">
            <text:p>$44.81</text:p>
          </table:table-cell>
          <table:table-cell table:style-name="ce1" table:formula="of:=[.E74]*[.D74]" office:value-type="currency" office:currency="USD" office:value="44.81">
            <text:p>$44.81</text:p>
          </table:table-cell>
          <table:table-cell/>
          <table:table-cell office:value-type="string">
            <text:p>Model #:220DL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" table:number-columns-repeated="3"/>
          <table:table-cell table:formula="of:=SUM([.F53:.F74])" office:value-type="currency" office:currency="USD" office:value="1217.23">
            <text:p>$1,217.23</text:p>
          </table:table-cell>
          <table:table-cell table:number-columns-repeated="1017"/>
        </table:table-row>
        <table:table-row table:style-name="ro3">
          <table:table-cell office:value-type="string">
            <text:p>1.33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2.75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4.5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6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8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10” CF gasket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1.33” CF blank, clearanc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1.33” CF te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2.75” CF blank, clearanc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2.75” CF te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centering ring, viton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clamp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blank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plastic cap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te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elbow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16 hose stub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PVC hose for KF16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centering ring, viton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clamp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blank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plastic cap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tee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elbow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hose stub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PVC hose for KF25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KF25 to KF16 straight adapter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3">
          <table:table-cell office:value-type="string">
            <text:p>2.75” CF to KF25 adapter</text:p>
          </table:table-cell>
          <table:table-cell office:value-type="string">
            <text:p>Lesker</text:p>
          </table:table-cell>
          <table:table-cell table:style-name="ce6"/>
          <table:table-cell table:style-name="ce8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1" table:number-columns-repeated="3"/>
          <table:table-cell table:formula="of:=SUM([.F76:.F80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lpha wipes: 12”x12”</text:p>
          </table:table-cell>
          <table:table-cell office:value-type="string">
            <text:p>Fisher</text:p>
          </table:table-cell>
          <table:table-cell table:style-name="ce3" office:value-type="string">
            <text:p>18-324 </text:p>
          </table:table-cell>
          <table:table-cell table:style-name="ce8" office:value-type="float" office:value="2">
            <text:p>2</text:p>
          </table:table-cell>
          <table:table-cell office:value-type="currency" office:currency="USD" office:value="76.56">
            <text:p>$76.56</text:p>
          </table:table-cell>
          <table:table-cell table:formula="of:=[.E113]*[.D113]" office:value-type="currency" office:currency="USD" office:value="153.12">
            <text:p>$153.12</text:p>
          </table:table-cell>
          <table:table-cell table:number-columns-repeated="1018"/>
        </table:table-row>
        <table:table-row table:style-name="ro2">
          <table:table-cell office:value-type="string">
            <text:p>Cleanroom facemask (500/case)</text:p>
          </table:table-cell>
          <table:table-cell office:value-type="string">
            <text:p>Fisher</text:p>
          </table:table-cell>
          <table:table-cell table:style-name="ce3" office:value-type="string">
            <text:p>18-999-4774</text:p>
          </table:table-cell>
          <table:table-cell table:style-name="ce8" office:value-type="float" office:value="1">
            <text:p>1</text:p>
          </table:table-cell>
          <table:table-cell office:value-type="currency" office:currency="USD" office:value="233.84">
            <text:p>$233.84</text:p>
          </table:table-cell>
          <table:table-cell table:formula="of:=[.E114]*[.D114]" office:value-type="currency" office:currency="USD" office:value="233.84">
            <text:p>$233.84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3"/>
          <table:table-cell table:formula="of:=SUM([.F113:.F114])" office:value-type="currency" office:currency="USD" office:value="386.96">
            <text:p>$386.9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" table:number-columns-repeated="2"/>
          <table:table-cell table:style-name="ce1" table:formula="of:=SUM([.F3:.F114])" office:value-type="currency" office:currency="USD" office:value="2952.25">
            <text:p>$2,952.2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CR gaskets*</text:p>
          </table:table-cell>
          <table:table-cell table:number-columns-repeated="1023"/>
        </table:table-row>
        <table:table-row table:style-name="ro2">
          <table:table-cell office:value-type="string">
            <text:p>Pipefitting stuff*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uminum foi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ectrical tape</text:p>
          </table:table-cell>
          <table:table-cell table:number-columns-repeated="2"/>
          <table:table-cell table:style-name="ce1" table:number-columns-repeated="3"/>
          <table:table-cell table:number-columns-repeated="1018"/>
        </table:table-row>
        <table:table-row table:style-name="ro2">
          <table:table-cell office:value-type="string">
            <text:p>Masking tape</text:p>
          </table:table-cell>
          <table:table-cell table:number-columns-repeated="1023"/>
        </table:table-row>
        <table:table-row table:style-name="ro2">
          <table:table-cell office:value-type="string">
            <text:p>scissors</text:p>
          </table:table-cell>
          <table:table-cell table:number-columns-repeated="1023"/>
        </table:table-row>
        <table:table-row table:style-name="ro2">
          <table:table-cell office:value-type="string">
            <text:p>tape &amp; dispenser</text:p>
          </table:table-cell>
          <table:table-cell table:number-columns-repeated="1023"/>
        </table:table-row>
        <table:table-row table:style-name="ro2">
          <table:table-cell office:value-type="string">
            <text:p>sharpies</text:p>
          </table:table-cell>
          <table:table-cell table:number-columns-repeated="1023"/>
        </table:table-row>
        <table:table-row table:style-name="ro2">
          <table:table-cell office:value-type="string">
            <text:p>big markers</text:p>
          </table:table-cell>
          <table:table-cell table:number-columns-repeated="1023"/>
        </table:table-row>
        <table:table-row table:style-name="ro2">
          <table:table-cell office:value-type="string">
            <text:p>pens</text:p>
          </table:table-cell>
          <table:table-cell table:number-columns-repeated="1023"/>
        </table:table-row>
        <table:table-row table:style-name="ro2">
          <table:table-cell office:value-type="string">
            <text:p>stapler</text:p>
          </table:table-cell>
          <table:table-cell table:number-columns-repeated="1023"/>
        </table:table-row>
        <table:table-row table:style-name="ro2">
          <table:table-cell office:value-type="string">
            <text:p>printer</text:p>
          </table:table-cell>
          <table:table-cell table:number-columns-repeated="1023"/>
        </table:table-row>
        <table:table-row table:style-name="ro2">
          <table:table-cell office:value-type="string">
            <text:p>information cabinet</text:p>
          </table:table-cell>
          <table:table-cell table:number-columns-repeated="1023"/>
        </table:table-row>
        <table:table-row table:style-name="ro2">
          <table:table-cell office:value-type="string">
            <text:p>letter hanging folders</text:p>
          </table:table-cell>
          <table:table-cell table:number-columns-repeated="1023"/>
        </table:table-row>
        <table:table-row table:style-name="ro2">
          <table:table-cell office:value-type="string">
            <text:p>1/3 center tab folders</text:p>
          </table:table-cell>
          <table:table-cell table:number-columns-repeated="1023"/>
        </table:table-row>
        <table:table-row table:style-name="ro2">
          <table:table-cell office:value-type="string">
            <text:p>8.5 x 11 pap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fety glass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acto blades</text:p>
          </table:table-cell>
          <table:table-cell table:number-columns-repeated="1023"/>
        </table:table-row>
        <table:table-row table:style-name="ro2" table:number-rows-repeated="12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formula="of:=SUM([.F152:.F153])" office:value-type="float" office:value="0">
            <text:p>0</text:p>
          </table:table-cell>
          <table:table-cell table:number-columns-repeated="1017"/>
        </table:table-row>
        <table:table-row table:style-name="ro1" table:number-rows-repeated="65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7/12/2012</text:date>, <text:time>17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&lt;jrsmith&gt;</meta:initial-creator>
    <meta:creation-date>2012-02-17T11:30:54</meta:creation-date>
    <dc:date>2012-07-12T17:33:58</dc:date>
    <meta:editing-duration>PT9H45M38S</meta:editing-duration>
    <meta:editing-cycles>48</meta:editing-cycles>
    <meta:generator>LibreOffice/3.4$Unix LibreOffice_project/340m1$Build-502</meta:generator>
    <meta:printed-by>Joshua &lt;jrsmith&gt;</meta:printed-by>
    <meta:print-date>2012-02-21T16:54:57</meta:print-date>
    <meta:document-statistic meta:table-count="3" meta:cell-count="567" meta:object-count="0"/>
  </office:meta>
</office:document-meta>
</file>